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ROVERBS 3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<text:s text:c="1"/>THE WRITER (30:1-3, 7-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THE WRITER (30:1-3, 7-9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identity (30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ignorance (30:2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is ignorance (30:2-3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He lacks common sense (30:2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e has not mastered human wisdom (30:3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e does not understand God (30:3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WRITER (30:1-3, 7-9)<text:s text:c="1"/></text:span><text:span text:style-name="a527" text:class-names=""/></text:p>
          </draw:text-box>
          <svg:title/>
          <svg:desc/>
        </draw:frame>
        <draw:frame draw:id="id97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identity (30: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ignorance (30:2-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inquiry (30:7-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5" draw:style-name="a543" draw:master-page-name="Master1-Layout12-tx-Title-and-Text" presentation:presentation-page-layout-name="Master1-PPL12" draw:id="Slide-260">
        <draw:frame draw:id="id98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inquiry (30:7-9):<text:s text:c="1"/></text:span><text:span text:style-name="a545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"Help me never to tell a lie" (30:8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"Give me neither poverty nor riches!" (30:8-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WRITER (30:1-3, 7-9)<text:s text:c="1"/></text:span><text:span text:style-name="a560" text:class-names=""/></text:p>
          </draw:text-box>
          <svg:title/>
          <svg:desc/>
        </draw:frame>
        <draw:frame draw:id="id101" presentation:style-name="a575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identity (30: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ignorance (30:2-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inquiry (30:7-9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7" draw:style-name="a576" draw:master-page-name="Master1-Layout12-tx-Title-and-Text" presentation:presentation-page-layout-name="Master1-PPL12" draw:id="Slide-262">
        <draw:frame draw:id="id102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PROVERBS 30</text:span><text:span text:style-name="a578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WRITER (30:1-3, 7-9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GOD'S WONDERS (30:4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GOD'S WORD (30:5-6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GOD'S WORD (30:5-6)<text:s text:c="1"/></text:span><text:span text:style-name="a596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"Every word of God proves true" (30:5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We dare not add to it! (30: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PROVERBS 30</text:span><text:span text:style-name="a611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WRITER (30:1-3, 7-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GOD'S WONDERS (30:4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GOD'S WORD (30:5-6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GOD'S WORLD (30:10-3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-title-Title-Slide" presentation:presentation-page-layout-name="Master1-PPL1" draw:id="Slide-265">
        <draw:frame draw:id="id108" presentation:style-name="a634" draw:name="Title 1" svg:x="1.38in" svg:y="0.83in" svg:width="10.3in" svg:height="4.42in" presentation:class="title" presentation:placeholder="false">
          <draw:text-box>
            <text:p text:style-name="a633" text:class-names="" text:cond-style-name=""><text:span text:style-name="a631" text:class-names=""><text:s text:c="1"/>GOD'S WORLD (30:10-33)<text:s text:c="1"/></text:span><text:span text:style-name="a632" text:class-names=""/></text:p>
          </draw:text-box>
          <svg:title/>
          <svg:desc/>
        </draw:frame>
        <draw:frame draw:id="id109" presentation:style-name="a639" draw:name="Subtitle 2" svg:x="1.38in" svg:y="5.25in" svg:width="10.3in" svg:height="1.85in" presentation:class="subtitle" presentation:placeholder="false">
          <draw:text-box>
            <text:p text:style-name="a636" text:class-names="" text:cond-style-name=""><text:span text:style-name="a635" text:class-names=""><text:s text:c="1"/>Seven kinds of people (30:10-14, 17, 20, 32)<text:s text:c="1"/></text:span></text:p>
            <text:p text:style-name="a638" text:class-names="" text:cond-style-name=""><text:span text:style-name="a637" text:class-names=""/></text:p>
          </draw:text-box>
          <svg:title/>
          <svg:desc/>
        </draw:frame>
      </draw:page>
      <draw:page draw:name="Slide11" draw:style-name="a640" draw:master-page-name="Master1-Layout13-twoColTx-Title-and-2-Column-Text" presentation:presentation-page-layout-name="Master1-PPL13" draw:id="Slide-266">
        <draw:frame draw:id="id110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Seven kinds of people (30:10-14, 17, 20, 32)<text:s text:c="1"/></text:span><text:span text:style-name="a642" text:class-names=""/></text:p>
          </draw:text-box>
          <svg:title/>
          <svg:desc/>
        </draw:frame>
        <draw:frame draw:id="id111" presentation:style-name="a657" draw:name="Text Placeholder 2" svg:x="1.38021in" svg:y="2in" svg:width="4.61632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ose who slander someone to their employer (30: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ose who curse and dishonour their parents (30:11, 17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ose who are pure in their own eyes (30:1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  <draw:frame draw:id="id112" presentation:style-name="a673" draw:name="Text Placeholder 3" svg:x="6.16319in" svg:y="2in" svg:width="4.61632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ose with proud, disdainful attitudes (30: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ose who devour the poor (30:14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brash and defiant harlot (30:20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arrogant fools, plotting evil (30:32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2" draw:style-name="a674" draw:master-page-name="Master1-Layout12-tx-Title-and-Text" presentation:presentation-page-layout-name="Master1-PPL12" draw:id="Slide-267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GOD'S WORLD (30:10-33)<text:s text:c="1"/></text:span><text:span text:style-name="a676" text:class-names=""/></text:p>
          </draw:text-box>
          <svg:title/>
          <svg:desc/>
        </draw:frame>
        <draw:frame draw:id="id114" presentation:style-name="a700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Seven kinds of people (30:10-14, 17, 20, 3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wo suckers belonging to the leech (30:15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Four things that are never satisfied (30:15-16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Four wonderful and mysterious things (30:18-19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Four things the earth finds unbearable (30:21-23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Four small but wise things (30:24-2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3" draw:style-name="a701" draw:master-page-name="Master1-Layout12-tx-Title-and-Text" presentation:presentation-page-layout-name="Master1-PPL12" draw:id="Slide-268">
        <draw:frame draw:id="id115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Four small but wise things (30:24-28)<text:s text:c="1"/></text:span><text:span text:style-name="a703" text:class-names=""/></text:p>
          </draw:text-box>
          <svg:title/>
          <svg:desc/>
        </draw:frame>
        <draw:frame draw:id="id116" presentation:style-name="a721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Ants (30:2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Rock badgers (30:26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Locusts (30:27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Lizards (30:28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4" draw:style-name="a722" draw:master-page-name="Master1-Layout13-twoColTx-Title-and-2-Column-Text" presentation:presentation-page-layout-name="Master1-PPL13" draw:id="Slide-269">
        <draw:frame draw:id="id117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GOD'S WORLD (30:10-33)<text:s text:c="1"/></text:span><text:span text:style-name="a724" text:class-names=""/></text:p>
          </draw:text-box>
          <svg:title/>
          <svg:desc/>
        </draw:frame>
        <draw:frame draw:id="id118" presentation:style-name="a742" draw:name="Text Placeholder 2" svg:x="1.38021in" svg:y="2in" svg:width="4.61632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Seven kinds of people (30:10-14, 17, 20, 32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wo suckers belonging to the leech (30:15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Four things that are never satisfied (30:15-16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Four wonderful and mysterious things (30:18-1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  <draw:frame draw:id="id119" presentation:style-name="a758" draw:name="Text Placeholder 3" svg:x="6.16319in" svg:y="2in" svg:width="4.61632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Four things the earth finds unbearable (30:21-23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Four small but wise things (30:24-28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Four stately monarchs (30:29-3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ree by-products of life (30:33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5" draw:style-name="a759" draw:master-page-name="Master1-Layout12-tx-Title-and-Text" presentation:presentation-page-layout-name="Master1-PPL12" draw:id="Slide-270">
        <draw:frame draw:id="id120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PROVERBS 30</text:span><text:span text:style-name="a761" text:class-names=""/></text:p>
          </draw:text-box>
          <svg:title/>
          <svg:desc/>
        </draw:frame>
        <draw:frame draw:id="id121" presentation:style-name="a779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WRITER (30:1-3, 7-9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GOD'S WONDERS (30:4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GOD'S WORD (30:5-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GOD'S WORLD (30:10-33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0</dc:title>
    <meta:initial-creator>David STRICKLAND</meta:initial-creator>
    <dc:creator>David STRICKLAND</dc:creator>
    <meta:creation-date>2020-02-22T17:37:17Z</meta:creation-date>
    <dc:date>2020-02-22T17:37:18Z</dc:date>
    <meta:template xlink:href="BibleStudy" xlink:type="simple"/>
    <meta:editing-cycles>1</meta:editing-cycles>
    <meta:editing-duration>PT0S</meta:editing-duration>
    <meta:document-statistic meta:paragraph-count="68" meta:word-count="542"/>
  </office:meta>
</office:document-meta>
</file>